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Chiesa di Santa Maria dell'Ammiraglio</text:span><text:span text:style-name="T2">: Nota con il nome di<text:s/></text:span><text:span text:style-name="T3">Chiesa della Martorana</text:span><text:span text:style-name="T4">, si trova nel centro storico di Palermo. Edificato dai<text:s/></text:span><text:span text:style-name="T5">bizantini</text:span><text:span text:style-name="T6"><text:s/>nel medioevo, appartiene oggi<text:s/></text:span><text:span text:style-name="T7">all'itinerario arabo-normanno</text:span><text:span text:style-name="T8"><text:s/>(dichiarato dall'UNESCO "Patrimonio mondiale dell'umanità"), insieme a numerosi edifici di Palermo, Monreale e Cefalù.</text:span></text:p>
      <text:p text:style-name="P1"><text:span text:style-name="T8">L’aspetto attuale della Martorana, dovuto alle aggiunte di epoca barocca, in parte eliminati dai restauri ottocenteschi, rivela chiaramente il contrasto tra la facciata barocca e la superficie muraria della originaria costruzione normanna, facilmente riconoscibile dai caratteri inconfondibili dell’architettura ecclesiale del medioevo siciliano: il disegno delle arcate, le finestrelle ogivali, la muratura eseguita con filari di piccoli conci ben squadrati e la presenza della cupola.</text:span></text:p>
      <text:p text:style-name="P1"><text:span text:style-name="T8">All'interno, il fulcro di tutta la composizione è il “Cristo assiso benedicente“, sulla sommità della cupola, con il mondo ai piedi.</text:span></text:p>
      <text:p text:style-name="P1"><text:span text:style-name="T8"/></text:p>
      <text:p text:style-name="P1"><text:span text:style-name="T8">La chiesa è aperta al pubblico dal lunedì al sabato dalle 9:30 alle 13:00 e dalle 15:30 alle 17:30.<text:s text:c="2"/>Domenica e festivi dalle 9:00 alle 10:30. </text:span></text:p>
      <text:p text:style-name="P1"><text:span text:style-name="T8">L'ingresso è a pagamento, al costo € 2,00.</text:span></text:p>
      <text:p text:style-name="P1"><text:span text:style-name="T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